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jaliOldLipi" svg:font-family="AnjaliOldLipi" style:font-pitch="variable"/>
    <style:font-face style:name="Arial" svg:font-family="Arial, sans-serif"/>
    <style:font-face style:name="EB Garamond" svg:font-family="'EB Garamond', 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423cm" fo:margin-bottom="0.423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5" style:family="paragraph" style:parent-style-name="Text_20_body">
      <style:paragraph-properties fo:margin-top="0.423cm" fo:margin-bottom="0.423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6" style:family="paragraph" style:parent-style-name="Text_20_body">
      <style:paragraph-properties fo:margin-top="0.423cm" fo:margin-bottom="0.423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7"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20pt" fo:font-style="normal" style:text-underline-style="none" fo:font-weight="bold" style:text-blinking="false" fo:background-color="transparent" style:font-size-asian="20pt" style:font-size-complex="20pt"/>
    </style:style>
    <style:style style:name="P8" style:family="paragraph" style:parent-style-name="Text_20_body">
      <style:paragraph-properties fo:margin-top="0.423cm" fo:margin-bottom="0.423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20pt" fo:font-style="normal" style:text-underline-style="none" fo:font-weight="bold" style:text-blinking="false" fo:background-color="transparent" style:font-size-asian="20pt" style:font-weight-asian="bold" style:font-size-complex="20pt" style:font-weight-complex="bold"/>
    </style:style>
    <style:style style:name="P9" style:family="paragraph" style:parent-style-name="Text_20_body">
      <style:paragraph-properties fo:text-align="center" style:justify-single-word="false"/>
      <style:text-properties fo:font-variant="normal" fo:text-transform="none" fo:color="#000000" loext:opacity="100%" style:text-line-through-style="none" style:text-line-through-type="none" style:font-name="EB Garamond" fo:font-size="16pt" fo:font-style="normal" style:text-underline-style="none" fo:font-weight="normal" officeooo:paragraph-rsid="001a6a65" style:text-blinking="false" fo:background-color="transparent"/>
    </style:style>
    <style:style style:name="P10" style:family="paragraph" style:parent-style-name="Text_20_body">
      <style:paragraph-properties fo:margin-top="0.423cm" fo:margin-bottom="0.423cm" style:contextual-spacing="false" fo:line-height="138%" fo:text-align="justify" style:justify-single-word="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11" style:family="paragraph" style:parent-style-name="Text_20_body">
      <style:paragraph-properties fo:margin-top="0.423cm" fo:margin-bottom="0.423cm" style:contextual-spacing="false" fo:line-height="179%" fo:text-align="justify" style:justify-single-word="false" style:writing-mode="lr-tb"/>
      <style:text-properties fo:font-variant="normal" fo:text-transform="none" fo:color="#000000" loext:opacity="100%" style:text-line-through-style="none" style:text-line-through-type="none" style:font-name="AnjaliOldLipi" fo:font-size="12pt" fo:font-style="normal" style:text-underline-style="none" fo:font-weight="normal" style:text-blinking="false" fo:background-color="transparent" style:font-size-asian="12pt" style:font-size-complex="12pt"/>
    </style:style>
    <style:style style:name="P12" style:family="paragraph" style:parent-style-name="Text_20_body">
      <style:text-properties officeooo:paragraph-rsid="001a6a65"/>
    </style:style>
    <style:style style:name="P13" style:family="paragraph" style:parent-style-name="Text_20_body">
      <style:paragraph-properties fo:margin-left="1.27cm" fo:margin-right="0cm" fo:margin-top="0cm" fo:margin-bottom="0cm" style:contextual-spacing="false" fo:line-height="138%" fo:text-align="justify" style:justify-single-word="false" fo:text-indent="0cm" style:auto-text-indent="false" style:writing-mode="lr-tb"/>
      <style:text-properties fo:font-weight="normal"/>
    </style:style>
    <style:style style:name="P14" style:family="paragraph" style:parent-style-name="Text_20_body">
      <style:paragraph-properties fo:margin-top="0.423cm" fo:margin-bottom="0.423cm" style:contextual-spacing="false" fo:line-height="138%" style:writing-mode="lr-tb"/>
      <style:text-properties fo:font-weight="normal"/>
    </style:style>
    <style:style style:name="P15" style:family="paragraph" style:parent-style-name="Text_20_body">
      <style:paragraph-properties fo:text-align="center" style:justify-single-word="false"/>
      <style:text-properties officeooo:rsid="0025b0f6" officeooo:paragraph-rsid="0025b0f6"/>
    </style:style>
    <style:style style:name="P16" style:family="paragraph" style:parent-style-name="Text_20_body">
      <style:paragraph-properties fo:text-align="justify" style:justify-single-word="false"/>
      <style:text-properties officeooo:rsid="0025b0f6" officeooo:paragraph-rsid="0025b0f6"/>
    </style:style>
    <style:style style:name="P17" style:family="paragraph" style:parent-style-name="Text_20_body">
      <style:paragraph-properties fo:text-align="center" style:justify-single-word="false"/>
      <style:text-properties fo:font-size="21pt" fo:font-weight="bold" officeooo:rsid="0025b0f6" officeooo:paragraph-rsid="0025b0f6" style:font-size-asian="21pt" style:font-weight-asian="bold" style:font-size-complex="21pt" style:font-weight-complex="bold"/>
    </style:style>
    <style:style style:name="P18" style:family="paragraph" style:parent-style-name="Text_20_body">
      <style:paragraph-properties fo:margin-top="0cm" fo:margin-bottom="0cm" style:contextual-spacing="false" fo:line-height="138%" fo:text-align="center" style:justify-single-word="false" style:writing-mode="lr-tb"/>
    </style:style>
    <style:style style:name="P19"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EB Garamond" fo:font-size="16pt" fo:font-style="normal" style:text-underline-style="none" fo:font-weight="bold" officeooo:paragraph-rsid="001a6a65" style:text-blinking="false" fo:background-color="transparent"/>
    </style:style>
    <style:style style:name="P20" style:family="paragraph" style:parent-style-name="Text_20_body" style:list-style-name="L1">
      <loext:graphic-properties draw:fill="none" draw:fill-color="#ffffff"/>
      <style:paragraph-properties fo:margin-top="0.423cm" fo:margin-bottom="0cm" style:contextual-spacing="false" fo:line-height="138%"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21" style:family="paragraph" style:parent-style-name="Text_20_body" style:list-style-name="L1">
      <loext:graphic-properties draw:fill="none" draw:fill-color="#ffffff"/>
      <style:paragraph-properties fo:margin-top="0cm" fo:margin-bottom="0cm" style:contextual-spacing="false" fo:line-height="138%"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22" style:family="paragraph" style:parent-style-name="Text_20_body" style:list-style-name="L1">
      <loext:graphic-properties draw:fill="none" draw:fill-color="#ffffff"/>
      <style:paragraph-properties fo:margin-top="0cm" fo:margin-bottom="0.423cm" style:contextual-spacing="false" fo:line-height="138%"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23" style:family="paragraph" style:parent-style-name="Text_20_body" style:list-style-name="L2">
      <loext:graphic-properties draw:fill="none" draw:fill-color="#ffffff"/>
      <style:paragraph-properties fo:margin-top="0.423cm" fo:margin-bottom="0.423cm" style:contextual-spacing="false" fo:line-height="138%"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24" style:family="paragraph" style:parent-style-name="Text_20_body" style:list-style-name="L3">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25" style:family="paragraph" style:parent-style-name="Text_20_body" style:list-style-name="L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26" style:family="paragraph" style:parent-style-name="Text_20_body" style:list-style-name="L3">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27" style:family="paragraph" style:parent-style-name="Text_20_body">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8" style:family="paragraph" style:parent-style-name="Text_20_body" style:list-style-name="L4">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9" style:family="paragraph" style:parent-style-name="Text_20_body" style:list-style-name="L4">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0" style:family="paragraph" style:parent-style-name="Text_20_body" style:list-style-name="L4">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1" style:family="paragraph" style:parent-style-name="Text_20_body" style:list-style-name="L5">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2" style:family="paragraph" style:parent-style-name="Text_20_body" style:list-style-name="L5">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3" style:family="paragraph" style:parent-style-name="Text_20_body" style:list-style-name="L5">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4" style:family="paragraph" style:parent-style-name="Text_20_body">
      <style:text-properties fo:font-variant="normal" fo:text-transform="none" fo:color="#000000" loext:opacity="100%" style:text-line-through-style="none" style:text-line-through-type="none" style:font-name="Arial" fo:font-size="11pt" fo:font-style="normal" style:text-underline-style="none" fo:font-weight="normal" officeooo:rsid="0025b0f6" officeooo:paragraph-rsid="0025b0f6" style:text-blinking="false" fo:background-color="transparent"/>
    </style:style>
    <style:style style:name="P35" style:family="paragraph" style:parent-style-name="Text_20_body">
      <style:text-properties fo:font-variant="normal" fo:text-transform="none" fo:color="#000000" loext:opacity="100%" style:text-line-through-style="none" style:text-line-through-type="none" style:font-name="Arial" fo:font-size="16pt" fo:font-style="normal" style:text-underline-style="none" fo:font-weight="bold" officeooo:rsid="0026566c" officeooo:paragraph-rsid="0026566c" style:text-blinking="false" fo:background-color="transparent" style:font-size-asian="16pt" style:font-weight-asian="bold" style:font-size-complex="16pt" style:font-weight-complex="bold"/>
    </style:style>
    <style:style style:name="P36" style:family="paragraph" style:parent-style-name="Text_20_body">
      <style:paragraph-properties fo:text-align="start" style:justify-single-word="false"/>
      <style:text-properties fo:font-variant="normal" fo:text-transform="none" fo:color="#000000" loext:opacity="100%" style:text-line-through-style="none" style:text-line-through-type="none" style:font-name="Arial" fo:font-size="20pt" fo:font-style="normal" style:text-underline-style="none" fo:font-weight="bold" officeooo:rsid="0026566c" officeooo:paragraph-rsid="0026566c" style:text-blinking="false" fo:background-color="transparent" style:font-size-asian="20pt" style:font-weight-asian="bold" style:font-size-complex="20pt" style:font-weight-complex="bold"/>
    </style:style>
    <style:style style:name="P37" style:family="paragraph" style:parent-style-name="Text_20_body" style:list-style-name="L6">
      <style:paragraph-properties fo:text-align="justify" style:justify-single-word="false"/>
      <style:text-properties officeooo:rsid="0025b0f6" officeooo:paragraph-rsid="0025b0f6"/>
    </style:style>
    <style:style style:name="P38" style:family="paragraph" style:parent-style-name="Text_20_body">
      <style:text-properties officeooo:rsid="0025b0f6" officeooo:paragraph-rsid="0025b0f6"/>
    </style:style>
    <style:style style:name="P39" style:family="paragraph" style:parent-style-name="Text_20_body">
      <style:paragraph-properties fo:text-align="center" style:justify-single-word="false"/>
      <style:text-properties officeooo:rsid="0025b0f6" officeooo:paragraph-rsid="0025b0f6"/>
    </style:style>
    <style:style style:name="P40" style:family="paragraph" style:parent-style-name="Text_20_body" style:list-style-name="L7"/>
    <style:style style:name="P41" style:family="paragraph" style:parent-style-name="Text_20_body" style:list-style-name="L8"/>
    <style:style style:name="P42" style:family="paragraph">
      <style:paragraph-properties fo:text-align="center" style:writing-mode="lr-tb"/>
    </style:style>
    <style:style style:name="P43" style:family="paragraph">
      <loext:graphic-properties draw:fill="none"/>
      <style:paragraph-properties fo:text-align="center" style:writing-mode="lr-tb"/>
    </style:style>
    <style:style style:name="P44" style:family="paragraph">
      <style:paragraph-properties fo:text-align="center"/>
      <style:text-properties fo:font-size="12pt"/>
    </style:style>
    <style:style style:name="P45" style:family="paragraph">
      <style:paragraph-properties fo:text-align="center"/>
    </style:style>
    <style:style style:name="P46" style:family="paragraph">
      <style:paragraph-properties fo:text-align="center" style:writing-mode="lr-tb"/>
      <style:text-properties fo:font-size="20pt" style:font-size-asian="20pt" style:font-size-complex="20pt"/>
    </style:style>
    <style:style style:name="P47" style:family="paragraph">
      <loext:graphic-properties draw:fill="none"/>
      <style:paragraph-properties fo:text-align="center" style:writing-mode="lr-tb"/>
      <style:text-properties fo:font-size="20pt" style:font-size-asian="20pt" style:font-size-complex="20pt"/>
    </style:style>
    <style:style style:name="P48" style:family="paragraph">
      <style:paragraph-properties fo:text-align="center" style:writing-mode="lr-tb"/>
      <style:text-properties fo:font-size="12pt"/>
    </style:style>
    <style:style style:name="P49" style:family="paragraph">
      <loext:graphic-properties draw:fill="none"/>
      <style:paragraph-properties fo:text-align="center" style:writing-mode="lr-tb"/>
      <style:text-properties fo:font-size="12pt"/>
    </style:style>
    <style:style style:name="P50" style:family="paragraph">
      <style:paragraph-properties fo:text-align="center" style:writing-mode="lr-tb"/>
      <style:text-properties fo:font-size="12pt" style:font-size-asian="12pt" style:font-size-complex="12pt"/>
    </style:style>
    <style:style style:name="P51" style:family="paragraph">
      <loext:graphic-properties draw:fill="none"/>
      <style:paragraph-properties fo:text-align="center" style:writing-mode="lr-tb"/>
      <style:text-properties fo:font-size="12pt" style:font-size-asian="12pt" style:font-size-complex="12pt"/>
    </style:style>
    <style:style style:name="P52" style:family="paragraph">
      <loext:graphic-properties draw:fill-color="#000000"/>
      <style:paragraph-properties fo:text-align="center"/>
    </style:style>
    <style:style style:name="P53" style:family="paragraph">
      <loext:graphic-properties draw:fill-color="#ffffff"/>
      <style:paragraph-properties fo:text-align="center" style:writing-mode="lr-tb"/>
      <style:text-properties fo:font-size="12pt"/>
    </style:style>
    <style:style style:name="T1"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5pt" fo:font-style="normal" style:text-underline-style="none" fo:font-weight="normal" style:text-blinking="false" fo:background-color="transparent" loext:char-shading-value="0" style:font-size-asian="15pt" style:font-size-complex="15pt"/>
    </style:style>
    <style:style style:name="T5" style:family="text">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loext:opacity="100%" style:text-line-through-style="none" style:text-line-through-type="none" style:font-name="Arial" fo:font-size="17pt" fo:font-style="normal" style:text-underline-style="none" fo:font-weight="bold"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8" style:family="text">
      <style:text-properties style:font-name="Arial" fo:font-size="11pt" fo:font-style="normal" fo:font-weight="bold"/>
    </style:style>
    <style:style style:name="T9" style:family="text">
      <style:text-properties fo:background-color="transparent" loext:char-shading-value="0"/>
    </style:style>
    <style:style style:name="T10" style:family="text">
      <style:text-properties officeooo:rsid="002949c4" fo:background-color="transparent" loext:char-shading-value="0"/>
    </style:style>
    <style:style style:name="T11" style:family="text">
      <style:text-properties fo:font-weight="bold" fo:background-color="transparent" loext:char-shading-value="0"/>
    </style:style>
    <style:style style:name="T12" style:family="text">
      <style:text-properties officeooo:rsid="002949c4"/>
    </style:style>
    <style:style style:name="T13" style:family="text">
      <style:text-properties fo:font-size="20pt" style:font-size-asian="20pt" style:font-size-complex="20pt"/>
    </style:style>
    <style:style style:name="T14" style:family="text">
      <style:text-properties fo:font-size="12pt"/>
    </style:style>
    <style:style style:name="T15" style:family="text">
      <style:text-properties fo:font-size="12pt" style:font-size-asian="12pt" style:font-size-complex="12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style:style style:name="gr1" style:family="graphic">
      <style:graphic-properties svg:stroke-color="#3465a4" draw:fill="none" draw:textarea-horizontal-align="justify" draw:textarea-vertical-align="middle" draw:auto-grow-height="false" fo:min-height="1.085cm" fo:min-width="2.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none" draw:textarea-horizontal-align="justify" draw:textarea-vertical-align="middle" draw:auto-grow-height="false" fo:min-height="1.323cm" fo:min-width="4.2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none" draw:textarea-horizontal-align="justify" draw:textarea-vertical-align="middle" draw:auto-grow-height="false" fo:min-height="1.235cm" fo:min-width="4.7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none" draw:textarea-horizontal-align="justify" draw:textarea-vertical-align="middle" draw:auto-grow-height="false" fo:min-height="1.896cm" fo:min-width="6.8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color="#3465a4" draw:fill="none" draw:textarea-horizontal-align="justify" draw:textarea-vertical-align="middle" draw:auto-grow-height="false" fo:min-height="1.085cm" fo:min-width="2.5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3465a4" draw:fill="none" draw:textarea-horizontal-align="justify" draw:textarea-vertical-align="middle" draw:auto-grow-height="false" fo:min-height="1.085cm" fo:min-width="2.5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fill="none" draw:textarea-horizontal-align="justify" draw:textarea-vertical-align="middle" draw:auto-grow-height="false" fo:min-height="1.431cm" fo:min-width="1.8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vg:stroke-color="#3465a4" draw:fill="none" draw:textarea-horizontal-align="justify" draw:textarea-vertical-align="middle" draw:auto-grow-height="false" fo:min-height="1.085cm" fo:min-width="5.2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svg:stroke-color="#3465a4" draw:fill="none" draw:textarea-horizontal-align="justify" draw:textarea-vertical-align="middle" draw:auto-grow-height="false" fo:min-height="1.085cm" fo:min-width="5.1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fill="none" draw:textarea-horizontal-align="justify" draw:textarea-vertical-align="middle" draw:auto-grow-height="false" fo:min-height="1.946cm" fo:min-width="2.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fill="none" draw:textarea-horizontal-align="justify" draw:textarea-vertical-align="middle" draw:auto-grow-height="false" fo:min-height="1.919cm" fo:min-width="2.3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fill="none" draw:textarea-horizontal-align="justify" draw:textarea-vertical-align="middle" draw:auto-grow-height="false" fo:min-height="1.302cm" fo:min-width="4.9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fill="none" draw:textarea-horizontal-align="justify" draw:textarea-vertical-align="middle" draw:auto-grow-height="false" fo:min-height="1.498cm" fo:min-width="1.6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fill="none" draw:textarea-horizontal-align="justify" draw:textarea-vertical-align="middle" draw:auto-grow-height="false" fo:min-height="1.76cm" fo:min-width="2.1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fill="none" draw:textarea-horizontal-align="justify" draw:textarea-vertical-align="middle" draw:auto-grow-height="false" fo:min-height="1.496cm" fo:min-width="1.6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marker-end="Arrow" draw:marker-end-width="0.176cm"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fill-color="#ffffff" draw:textarea-horizontal-align="justify" draw:textarea-vertical-align="middle" draw:auto-grow-height="false" fo:min-height="0.718cm" fo:min-width="2.3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bookmark text:name="docs-internal-guid-5964be3a-7fff-1793-d66d-c23c07e39bca1"/><text:bookmark text:name="docs-internal-guid-5964be3a-7fff-1793-d66d-c23c07e39bca"/><text:lin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9"><text:bookmark text:name="docs-internal-guid-9db2d96b-7fff-75a7-a138-5624cda85417"/>WANDER GRID TRAVEL ADVENTURE</text:p>
      <text:p text:style-name="P9"><text:bookmark text:name="docs-internal-guid-8596cbce-7fff-9901-a83c-cbca663704c1"/>ONLINE TICKET BOOKING WEB APPLICATION </text:p>
      <text:p text:style-name="P1"><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8"><text:bookmark text:name="docs-internal-guid-72b9857a-7fff-c942-95a7-9e4039345306"/><text:soft-page-break/><text:span text:style-name="T6">INTRODUCTION AND DESCRIPTION</text:span><text:line-break/></text:p>
      <text:p text:style-name="P11"><text:bookmark text:name="docs-internal-guid-0fdde748-7fff-f7d2-f0b8-b3a9e77a0edc"/>Wander Grid Travel Adventure is an online travel booking platform that brings convenience and efficiency to planning trips. The website allows users to search for available travel packages and book slots easily, making the process of organizing a journey straightforward. By providing all necessary trip information in one place, the platform ensures users can make informed decisions quickly and confidently.</text:p>
      <text:p text:style-name="P11">Users can access detailed information about each trip, including schedules, duration, and availability, allowing them to choose packages that best fit their plans. The system ensures that bookings are only confirmed when slots are available, reducing the chances of overbooking and enhancing the overall experience. With this approach, travelers can plan their trips without unnecessary complications or delays.</text:p>
      <text:p text:style-name="P11">The platform also offers robust management tools for administrators. Admins can add, update, or remove trip packages, including details such as destination, description, price, duration, and <text:span text:style-name="T12">contact</text:span>. They can also view the bookings made by users, ensuring efficient coordination and smooth management of all trips. This balance of user convenience and administrative control makes Wander Grid Travel Adventure a reliable and effective travel booking system.</text:p>
      <text:p text:style-name="Text_20_body"><text:line-break/></text:p>
      <text:p text:style-name="Text_20_body"/>
      <text:p text:style-name="Text_20_body"/>
      <text:p text:style-name="Text_20_body"/>
      <text:p text:style-name="Text_20_body"/>
      <text:p text:style-name="P7"/>
      <text:p text:style-name="P7"><text:bookmark text:name="docs-internal-guid-75c8ab14-7fff-f1da-2b42-5ba5b8416f06"/><text:soft-page-break/>PROJECT SCOPE AND KEY FEATURES</text:p>
      <text:p text:style-name="Text_20_body"/>
      <text:p text:style-name="P2">The project will encompass the development of a secure web application with two main roles: user and admin.</text:p>
      <text:p text:style-name="Text_20_body"/>
      <text:p text:style-name="P4">1.User Management and Authentication</text:p>
      <text:p text:style-name="P13"><text:span text:style-name="T2">User Roles</text:span><text:span text:style-name="T1">: Standard User and Admin User.</text:span></text:p>
      <text:p text:style-name="P13"><text:span text:style-name="T2">Authentication </text:span><text:span text:style-name="T1">: Sign Up (Registration),Login and Admin Login</text:span></text:p>
      <text:p text:style-name="Text_20_body"/>
      <text:p text:style-name="P5">2. Standard User (Traveler) Features</text:p>
      <text:p text:style-name="P5">Booking Flow (Search &amp; Booking)</text:p>
      <text:list xml:id="list3636702935" text:style-name="L1">
        <text:list-item>
          <text:p text:style-name="P20"><text:span text:style-name="T11">Trip Browsing:</text:span><text:span text:style-name="T9"> Users can view all available trips with complete details.</text:span></text:p>
        </text:list-item>
        <text:list-item>
          <text:p text:style-name="P21"><text:span text:style-name="T11">Search and Filter:</text:span><text:span text:style-name="T9"> Users can search for trips based on criteria such as destination, date, duration, or price.</text:span></text:p>
        </text:list-item>
        <text:list-item>
          <text:p text:style-name="P21"><text:span text:style-name="T11">Slot Availability:</text:span><text:span text:style-name="T9"> Users can check if a trip has available slots before booking.</text:span></text:p>
        </text:list-item>
        <text:list-item>
          <text:p text:style-name="P22"><text:span text:style-name="T11">Book Trip:</text:span><text:span text:style-name="T9"> Users can select a trip and book a slot directly through the platform.</text:span></text:p>
        </text:list-item>
      </text:list>
      <text:p text:style-name="P10"> <text:span text:style-name="T8">Trip Details</text:span></text:p>
      <text:list xml:id="list3958564515" text:style-name="L2">
        <text:list-item>
          <text:p text:style-name="P23"><text:span text:style-name="T11">View Booking Details:</text:span><text:span text:style-name="T9"> Users can view the details of their booked trips, including destination, date, time, duration, and package information.</text:span></text:p>
        </text:list-item>
      </text:list>
      <text:p text:style-name="P14"><text:span text:style-name="T2">3. Admin User Features<text:line-break/></text:span><text:span text:style-name="T1">The Admin panel serves as the central hub for managing and overseeing all platform operations.</text:span></text:p>
      <text:list xml:id="list4082647384" text:style-name="L3">
        <text:list-item>
          <text:p text:style-name="P24"><text:span text:style-name="T11">Trip Management:</text:span><text:span text:style-name="T9"> Admins can add, update, and delete trip packages, including details such as destination, package description, slot availability, date, time, duration, price, and </text:span><text:span text:style-name="T10">Contact</text:span><text:span text:style-name="T9">.</text:span></text:p>
        </text:list-item>
        <text:list-item>
          <text:p text:style-name="P25"><text:span text:style-name="T11">Booking Management:</text:span><text:span text:style-name="T9"> Admins can view all trip bookings made by users, including details such as user information, trip selected, and slot booked.</text:span></text:p>
        </text:list-item>
        <text:list-item>
          <text:p text:style-name="P26"><text:span text:style-name="T11">User Management:</text:span><text:span text:style-name="T9"> Admins can view all registered users and manage their accounts if necessary.</text:span></text:p>
        </text:list-item>
      </text:list>
      <text:p text:style-name="Text_20_body"><text:span text:style-name="T3"/></text:p>
      <text:p text:style-name="P27"/>
      <text:p text:style-name="P8"><text:bookmark text:name="docs-internal-guid-266571da-7fff-9fc7-bb3d-2e3dd1b24bb4"/><text:soft-page-break/>CONCLUSION &amp; SUMMARY OF REQUIREMENTS</text:p>
      <text:p text:style-name="P3">Wander Grid Travel Adventure is designed to simplify the trip booking process for travelers while providing admins full control over platform management. It ensures:</text:p>
      <text:list xml:id="list117388228" text:style-name="L4">
        <text:list-item>
          <text:p text:style-name="P28">Easy browsing and trip booking for standard users.</text:p>
        </text:list-item>
        <text:list-item>
          <text:p text:style-name="P29">Real-time slot availability to prevent overbooking.</text:p>
        </text:list-item>
        <text:list-item>
          <text:p text:style-name="P29">Admin control for managing trips, <text:span text:style-name="T12">contact</text:span>, and user bookings efficiently.</text:p>
        </text:list-item>
        <text:list-item>
          <text:p text:style-name="P30">Smooth coordination between users and administrators for organized travel management.</text:p>
        </text:list-item>
      </text:list>
      <text:p text:style-name="P6">Key Requirements:</text:p>
      <text:list xml:id="list2748423125" text:style-name="L5">
        <text:list-item>
          <text:p text:style-name="P31">User authentication (Sign Up / Login) for both users and admins.</text:p>
        </text:list-item>
        <text:list-item>
          <text:p text:style-name="P32">Trip management with details including destination, description, slots, date, time, duration, price, and <text:span text:style-name="T12">contact</text:span>.</text:p>
        </text:list-item>
        <text:list-item>
          <text:p text:style-name="P32">Search and filter functionalities for users to find trips easily.</text:p>
        </text:list-item>
        <text:list-item>
          <text:p text:style-name="P32">Booking system for users to reserve available slots.</text:p>
        </text:list-item>
        <text:list-item>
          <text:p text:style-name="P33">Admin dashboard for monitoring users, bookings, trips.</text:p>
        </text:list-item>
      </text:list>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38"><draw:custom-shape text:anchor-type="paragraph" draw:z-index="0" draw:name="Shape 1" draw:style-name="gr19" draw:text-style-name="P53" svg:width="2.306cm" svg:height="0.719cm" svg:x="6.622cm" svg:y="-1.76cm"><text:p text:style-name="P48"><text:span text:style-name="T14">Start</text:span></text:p><draw:enhanced-geometry svg:viewBox="0 0 21600 21600" draw:type="rectangle" draw:enhanced-path="M 0 0 L 21600 0 21600 21600 0 21600 0 0 Z N"/></draw:custom-shape><draw:line text:anchor-type="paragraph" draw:z-index="1" draw:name="Line 1" draw:style-name="gr18" draw:text-style-name="P52" svg:x1="7.786cm" svg:y1="-1.02cm" svg:x2="7.786cm" svg:y2="-0.12cm"><text:p/></draw:line><draw:custom-shape text:anchor-type="paragraph" draw:z-index="2" draw:name="Shape 2" draw:style-name="gr17" draw:text-style-name="P43" svg:width="3.387cm" svg:height="2.991cm" svg:x="6.092cm" svg:y="-0.146cm"><text:p text:style-name="P42">Website Access </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3" draw:name="Line 3" draw:style-name="gr2" draw:text-style-name="P44" svg:x1="5.532cm" svg:y1="14.647cm" svg:x2="5.532cm" svg:y2="15.649cm"><text:p/></draw:line><draw:custom-shape text:anchor-type="paragraph" draw:z-index="4" draw:name="Shape 3" draw:style-name="gr17" draw:text-style-name="P43" svg:width="3.387cm" svg:height="2.991cm" svg:x="6.066cm" svg:y="3.611cm"><text:p text:style-name="P42">Sign up/Logi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5" draw:name="Shape 4" draw:style-name="gr16" draw:text-style-name="P51" svg:width="4.208cm" svg:height="3.52cm" svg:x="5.669cm" svg:y="7.421cm"><text:p text:style-name="P50"><text:span text:style-name="T15">User Type Selection</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text:anchor-type="paragraph" draw:z-index="6" draw:name="Shape 5" draw:style-name="gr15" draw:text-style-name="P49" svg:width="3.391cm" svg:height="2.994cm" svg:x="3.866cm" svg:y="11.654cm"><text:p text:style-name="P48"><text:span text:style-name="T14">Admin</text:spa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7" draw:name="Shape 7" draw:style-name="gr14" draw:text-style-name="P49" svg:width="4.98cm" svg:height="1.303cm" svg:x="3.182cm" svg:y="15.596cm"><text:p text:style-name="P48"><text:span text:style-name="T14">Admin </text:span><text:span text:style-name="T14">Dashboard</text:span></text:p><draw:enhanced-geometry svg:viewBox="0 0 21600 21600" draw:type="rectangle" draw:enhanced-path="M 0 0 L 21600 0 21600 21600 0 21600 0 0 Z N"/></draw:custom-shape><draw:custom-shape text:anchor-type="paragraph" draw:z-index="11" draw:name="Shape 15" draw:style-name="gr11" draw:text-style-name="P43" svg:width="5.187cm" svg:height="1.086cm" svg:x="-1.501cm" svg:y="22.502cm"><text:p text:style-name="P42">View All User Booking Trips</text:p><draw:enhanced-geometry svg:viewBox="0 0 21600 21600" draw:mirror-horizontal="false" draw:mirror-vertical="false" draw:type="rectangle" draw:enhanced-path="M 0 0 L 21600 0 21600 21600 0 21600 0 0 Z N"/></draw:custom-shape><draw:line text:anchor-type="paragraph" draw:z-index="13" draw:name="Line 4" draw:style-name="gr2" draw:text-style-name="P44" svg:x1="7.781cm" svg:y1="2.843cm" svg:x2="7.781cm" svg:y2="3.691cm"><text:p/></draw:line><draw:custom-shape text:anchor-type="paragraph" draw:z-index="14" draw:name="Shape 21" draw:style-name="gr9" draw:text-style-name="P49" svg:width="3.656cm" svg:height="2.86cm" svg:x="8.421cm" svg:y="11.76cm"><text:p text:style-name="P48"><text:span text:style-name="T14">User</text:span></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15" draw:name="Line 6" draw:style-name="gr2" draw:text-style-name="P44" svg:x1="7.754cm" svg:y1="6.6cm" svg:x2="7.754cm" svg:y2="7.448cm"><text:p/></draw:line><draw:line text:anchor-type="paragraph" draw:z-index="16" draw:name="Line 5" draw:style-name="gr2" draw:text-style-name="P45" svg:x1="7.071cm" svg:y1="10.331cm" svg:x2="5.616cm" svg:y2="11.627cm"><text:p/></draw:line><draw:line text:anchor-type="paragraph" draw:z-index="17" draw:name="Line 2" draw:style-name="gr2" draw:text-style-name="P45" svg:x1="4.267cm" svg:y1="16.898cm" svg:x2="2.097cm" svg:y2="18.745cm"><text:p/></draw:line><draw:line text:anchor-type="paragraph" draw:z-index="20" draw:name="Line 11" draw:style-name="gr2" draw:text-style-name="P44" svg:x1="8.421cm" svg:y1="10.384cm" svg:x2="10.22cm" svg:y2="11.76cm"><text:p/></draw:line><draw:line text:anchor-type="paragraph" draw:z-index="21" draw:name="Line 7" draw:style-name="gr2" draw:text-style-name="P45" svg:x1="1.277cm" svg:y1="21.893cm" svg:x2="1.251cm" svg:y2="22.554cm"><text:p/></draw:line><draw:custom-shape text:anchor-type="paragraph" draw:z-index="10" draw:name="Shape 10" draw:style-name="gr12" draw:text-style-name="P51" svg:width="4.578cm" svg:height="3.89cm" svg:x="-1.004cm" svg:y="17.978cm"><text:p text:style-name="P50"><text:span text:style-name="T15">User Management</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span text:style-name="T5">WORKFLOW DIAGRAM</text:span><text:span text:style-name="T4"> <text:s/></text:span><text:span text:style-name="T3"><text:s text:c="2"/></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draw:line text:anchor-type="paragraph" draw:z-index="19" draw:name="Line 9" draw:style-name="gr2" draw:text-style-name="P45" svg:x1="7.442cm" svg:y1="0.025cm" svg:x2="13.527cm" svg:y2="2.246cm"><text:p/></draw:line><draw:line text:anchor-type="paragraph" draw:z-index="18" draw:name="Line 8" draw:style-name="gr2" draw:text-style-name="P45" svg:x1="5.528cm" svg:y1="0.025cm" svg:x2="7.156cm" svg:y2="1.838cm"><text:p/></draw:line></text:p>
      <text:p text:style-name="P34"><draw:custom-shape text:anchor-type="paragraph" draw:z-index="8" draw:name="Shape 8" draw:style-name="gr12" draw:text-style-name="P51" svg:width="4.578cm" svg:height="3.89cm" svg:x="5.539cm" svg:y="0.425cm"><text:p text:style-name="P50"><text:span text:style-name="T15">T</text:span><text:span text:style-name="T15">r</text:span><text:span text:style-name="T15">i</text:span><text:span text:style-name="T15">p</text:span><text:span text:style-name="T15"> </text:span><text:span text:style-name="T15">M</text:span><text:span text:style-name="T15">a</text:span><text:span text:style-name="T15">n</text:span><text:span text:style-name="T15">a</text:span><text:span text:style-name="T15">g</text:span><text:span text:style-name="T15">e</text:span><text:span text:style-name="T15">m</text:span><text:span text:style-name="T15">e</text:span><text:span text:style-name="T15">n</text:span><text:span text:style-name="T15">t</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p>
      <text:p text:style-name="P34"><draw:custom-shape text:anchor-type="paragraph" draw:z-index="9" draw:name="Shape 9" draw:style-name="gr13" draw:text-style-name="P51" svg:width="4.684cm" svg:height="3.837cm" svg:x="12.363cm" svg:y="-0.28cm"><text:p text:style-name="P50"><text:span text:style-name="T15">Booking </text:span><text:span text:style-name="T15">Managemen</text:span><text:span text:style-name="T15">t</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p>
      <text:p text:style-name="P34"/>
      <text:p text:style-name="P34"/>
      <text:p text:style-name="P34"/>
      <text:p text:style-name="P34"/>
      <text:p text:style-name="P34"><draw:line text:anchor-type="paragraph" draw:z-index="26" draw:name="Line 13" draw:style-name="gr2" draw:text-style-name="P45" svg:x1="7.828cm" svg:y1="-0.236cm" svg:x2="9.061cm" svg:y2="0.415cm"><text:p/></draw:line><draw:custom-shape text:anchor-type="paragraph" draw:z-index="12" draw:name="Shape 16" draw:style-name="gr10" draw:text-style-name="P43" svg:width="5.24cm" svg:height="1.086cm" svg:x="12.587cm" svg:y="0.436cm"><text:p text:style-name="P42">View Registered/Sign Up User</text:p><draw:enhanced-geometry svg:viewBox="0 0 21600 21600" draw:mirror-vertical="false" draw:mirror-horizontal="false" draw:type="rectangle" draw:enhanced-path="M 0 0 L 21600 0 21600 21600 0 21600 0 0 Z N"/></draw:custom-shape><draw:line text:anchor-type="paragraph" draw:z-index="27" draw:name="Line 14" draw:style-name="gr2" draw:text-style-name="P44" svg:x1="14.698cm" svg:y1="-0.236cm" svg:x2="14.698cm" svg:y2="0.436cm"><text:p/></draw:line><draw:custom-shape text:anchor-type="paragraph" draw:z-index="24" draw:name="Shape 14" draw:style-name="gr7" draw:text-style-name="P43" svg:width="2.567cm" svg:height="1.086cm" svg:x="8.352cm" svg:y="0.415cm"><text:p text:style-name="P42">View Trip</text:p><draw:enhanced-geometry svg:viewBox="0 0 21600 21600" draw:type="rectangle" draw:enhanced-path="M 0 0 L 21600 0 21600 21600 0 21600 0 0 Z N"/></draw:custom-shape><draw:line text:anchor-type="paragraph" draw:z-index="25" draw:name="Line 12" draw:style-name="gr2" draw:text-style-name="P45" svg:x1="7.828cm" svg:y1="-0.236cm" svg:x2="6.362cm" svg:y2="0.448cm"><text:p/></draw:line></text:p>
      <text:p text:style-name="P34"><draw:custom-shape text:anchor-type="paragraph" draw:z-index="23" draw:name="Shape 13" draw:style-name="gr8" draw:text-style-name="P43" svg:width="2.594cm" svg:height="1.086cm" svg:x="4.651cm" svg:y="-0.31cm"><text:p text:style-name="P42">Add Trip</text:p><draw:enhanced-geometry svg:viewBox="0 0 21600 21600" draw:mirror-horizontal="false" draw:mirror-vertical="false" draw:type="rectangle" draw:enhanced-path="M 0 0 L 21600 0 21600 21600 0 21600 0 0 Z N"/></draw:custom-shape></text:p>
      <text:p text:style-name="P35"><draw:line text:anchor-type="paragraph" draw:z-index="28" draw:name="Line 16" draw:style-name="gr2" draw:text-style-name="P45" svg:x1="9.841cm" svg:y1="-0.018cm" svg:x2="8.052cm" svg:y2="1.282cm"><text:p/></draw:line><draw:custom-shape text:anchor-type="paragraph" draw:z-index="43" draw:name="Shape 11" draw:style-name="gr1" draw:text-style-name="P43" svg:width="2.911cm" svg:height="1.086cm" svg:x="6.604cm" svg:y="1.282cm"><text:p text:style-name="P42">Delete Trip</text:p><draw:enhanced-geometry svg:viewBox="0 0 21600 21600" draw:type="rectangle" draw:enhanced-path="M 0 0 L 21600 0 21600 21600 0 21600 0 0 Z N"/></draw:custom-shape><draw:custom-shape text:anchor-type="paragraph" draw:z-index="22" draw:name="Shape 6" draw:style-name="gr1" draw:text-style-name="P43" svg:width="2.911cm" svg:height="1.086cm" svg:x="10.458cm" svg:y="1.235cm"><text:p text:style-name="P42">Update Trip</text:p><draw:enhanced-geometry svg:viewBox="0 0 21600 21600" draw:type="rectangle" draw:enhanced-path="M 0 0 L 21600 0 21600 21600 0 21600 0 0 Z N"/></draw:custom-shape><draw:line text:anchor-type="paragraph" draw:z-index="29" draw:name="Line 17" draw:style-name="gr2" draw:text-style-name="P45" svg:x1="9.841cm" svg:y1="-0.018cm" svg:x2="11.471cm" svg:y2="1.234cm"><text:p/></draw:line></text:p>
      <text:p text:style-name="P36"><text:soft-page-break/>WORKFLOW DIAGRAM</text:p>
      <text:p text:style-name="P15"/>
      <text:p text:style-name="P15"/>
      <text:p text:style-name="P15"><draw:custom-shape text:anchor-type="paragraph" draw:z-index="30" draw:name="Shape 17" draw:style-name="gr6" draw:text-style-name="P47" svg:width="6.88cm" svg:height="1.897cm" svg:x="5.193cm" svg:y="0.194cm"><text:p text:style-name="P46"><text:span text:style-name="T13">User</text:span></text:p><draw:enhanced-geometry svg:viewBox="0 0 21600 21600" draw:type="rectangle" draw:enhanced-path="M 0 0 L 21600 0 21600 21600 0 21600 0 0 Z N"/></draw:custom-shape><draw:custom-shape text:anchor-type="paragraph" draw:z-index="31" draw:name="Shape 23" draw:style-name="gr4" draw:text-style-name="P43" svg:width="4.278cm" svg:height="1.324cm" svg:x="0.386cm" svg:y="3.59cm"><text:p text:style-name="P42">Search Trip</text:p><draw:enhanced-geometry svg:viewBox="0 0 21600 21600" draw:type="rectangle" draw:enhanced-path="M 0 0 L 21600 0 21600 21600 0 21600 0 0 Z N"/></draw:custom-shape><draw:custom-shape text:anchor-type="paragraph" draw:z-index="32" draw:name="Shape 24" draw:style-name="gr5" draw:text-style-name="P43" svg:width="4.719cm" svg:height="1.235cm" svg:x="6.163cm" svg:y="9.19cm"><text:p text:style-name="P42">Booking Trip</text:p><draw:enhanced-geometry svg:viewBox="0 0 21600 21600" draw:type="rectangle" draw:enhanced-path="M 0 0 L 21600 0 21600 21600 0 21600 0 0 Z N"/></draw:custom-shape><draw:custom-shape text:anchor-type="paragraph" draw:z-index="33" draw:name="Shape 25" draw:style-name="gr4" draw:text-style-name="P43" svg:width="4.278cm" svg:height="1.324cm" svg:x="12.028cm" svg:y="3.722cm"><text:p text:style-name="P42">Profile</text:p><draw:enhanced-geometry svg:viewBox="0 0 21600 21600" draw:mirror-vertical="false" draw:mirror-horizontal="false" draw:type="rectangle" draw:enhanced-path="M 0 0 L 21600 0 21600 21600 0 21600 0 0 Z N"/></draw:custom-shape><draw:custom-shape text:anchor-type="paragraph" draw:z-index="34" draw:name="Shape 26" draw:style-name="gr4" draw:text-style-name="P43" svg:width="4.278cm" svg:height="1.324cm" svg:x="6.516cm" svg:y="3.678cm"><text:p text:style-name="P42">View Trip</text:p><draw:enhanced-geometry svg:viewBox="0 0 21600 21600" draw:type="rectangle" draw:enhanced-path="M 0 0 L 21600 0 21600 21600 0 21600 0 0 Z N"/></draw:custom-shape><draw:custom-shape text:anchor-type="paragraph" draw:z-index="35" draw:name="Shape 27" draw:style-name="gr4" draw:text-style-name="P43" svg:width="4.278cm" svg:height="1.324cm" svg:x="6.295cm" svg:y="6.412cm"><text:p text:style-name="P42">Add User Details</text:p><draw:enhanced-geometry svg:viewBox="0 0 21600 21600" draw:type="rectangle" draw:enhanced-path="M 0 0 L 21600 0 21600 21600 0 21600 0 0 Z N"/></draw:custom-shape><draw:line text:anchor-type="paragraph" draw:z-index="36" draw:name="Line 15" draw:style-name="gr2" draw:text-style-name="P45" svg:x1="7.001cm" svg:y1="2.09cm" svg:x2="3.958cm" svg:y2="3.589cm"><text:p/></draw:line><draw:line text:anchor-type="paragraph" draw:z-index="37" draw:name="Line 20" draw:style-name="gr2" draw:text-style-name="P45" svg:x1="8.588cm" svg:y1="2.09cm" svg:x2="8.544cm" svg:y2="3.678cm"><text:p/></draw:line><draw:line text:anchor-type="paragraph" draw:z-index="38" draw:name="Line 21" draw:style-name="gr2" draw:text-style-name="P45" svg:x1="11.234cm" svg:y1="2.09cm" svg:x2="13.615cm" svg:y2="3.722cm"><text:p/></draw:line><draw:line text:anchor-type="paragraph" draw:z-index="39" draw:name="Vertical line 2" draw:style-name="gr2" draw:text-style-name="P45" svg:x1="8.5cm" svg:y1="5.001cm" svg:x2="8.5cm" svg:y2="6.412cm"><text:p/></draw:line><draw:line text:anchor-type="paragraph" draw:z-index="40" draw:name="Vertical line 3" draw:style-name="gr2" draw:text-style-name="P45" svg:x1="8.544cm" svg:y1="7.735cm" svg:x2="8.544cm" svg:y2="9.19cm"><text:p/></draw:line><draw:line text:anchor-type="paragraph" draw:z-index="41" draw:name="Line 22" draw:style-name="gr3" draw:text-style-name="P45" svg:x1="10.881cm" svg:y1="9.807cm" svg:x2="14.365cm" svg:y2="9.807cm"><text:p/></draw:line><draw:line text:anchor-type="paragraph" draw:z-index="42" draw:name="Line 24" draw:style-name="gr2" draw:text-style-name="P44" svg:x1="14.365cm" svg:y1="9.808cm" svg:x2="14.277cm" svg:y2="5.045cm"><text:p/></draw:lin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7"><text:soft-page-break/>FUTURE ENHANCEMENTS</text:p>
      <text:p text:style-name="P15"/>
      <text:p text:style-name="P15"/>
      <text:list xml:id="list1737230993" text:style-name="L6">
        <text:list-item>
          <text:p text:style-name="P37">Integration of online payment and notification systems for seamless booking.</text:p>
        </text:list-item>
      </text:list>
      <text:list xml:id="list4024173539" text:style-name="L7">
        <text:list-item>
          <text:p text:style-name="P40">Addition of user reviews and ratings to improve trip quality and trust.</text:p>
        </text:list-item>
      </text:list>
      <text:list xml:id="list530071797" text:style-name="L8">
        <text:list-item>
          <text:p text:style-name="P41">Development of a mobile-friendly app version for easier user access.</text:p>
        </text:list-item>
      </text:list>
      <text:p text:style-name="P16"/>
      <text:p text:style-name="P15"/>
      <text:p text:style-name="P15"/>
      <text:p text:style-name="P15"/>
      <text:p text:style-name="P15"/>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jaliOldLipi" svg:font-family="AnjaliOldLipi" style:font-pitch="variable"/>
    <style:font-face style:name="Arial" svg:font-family="Arial, sans-serif"/>
    <style:font-face style:name="EB Garamond" svg:font-family="'EB Garamond', 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08T15:56:33.331080020</meta:creation-date>
    <dc:date>2025-10-09T03:55:59.364217619</dc:date>
    <meta:editing-duration>PT44M47S</meta:editing-duration>
    <meta:editing-cycles>4</meta:editing-cycles>
    <meta:generator>LibreOffice/7.3.7.2$Linux_X86_64 LibreOffice_project/30$Build-2</meta:generator>
    <meta:document-statistic meta:table-count="0" meta:image-count="0" meta:object-count="0" meta:page-count="7" meta:paragraph-count="44" meta:word-count="579" meta:character-count="3870" meta:non-whitespace-character-count="3342"/>
  </office:meta>
</office:document-meta>
</file>